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 style:parent-style-name="Normal" style:family="paragraph">
      <style:paragraph-properties fo:margin-top="0.1666in" fo:margin-bottom="0.1666in"/>
    </style:style>
    <style:style style:name="T6" style:parent-style-name="DefaultParagraphFont" style:family="text">
      <style:text-properties style:font-name="Times New Roman" style:font-name-asian="Times New Roman" style:font-name-complex="Times New Roman"/>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style:style>
    <style:style style:name="P8"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text-align="justify" fo:margin-top="0.1666in" fo:margin-bottom="0.1666in"/>
      <style:text-properties style:font-name="Times New Roman" style:font-name-asian="Times New Roman" style:font-name-complex="Times New Roman"/>
    </style:style>
    <style:style style:name="P10" style:parent-style-name="Normal" style:family="paragraph">
      <style:text-properties style:font-name="Times New Roman" style:font-name-asian="Times New Roman" style:font-name-complex="Times New Roman"/>
    </style:style>
    <style:style style:name="P11"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 style:parent-style-name="Normal" style:family="paragraph">
      <style:paragraph-properties fo:text-align="justify"/>
    </style:style>
    <style:style style:name="T13" style:parent-style-name="DefaultParagraphFont" style:family="text">
      <style:text-properties style:font-name="Times New Roman" style:font-name-asian="Times New Roman" style:font-name-complex="Times New Roman"/>
    </style:style>
  </office:automatic-styles>
  <office:body>
    <office:text text:use-soft-page-breaks="true">
      <text:p text:style-name="P1"><text:span text:style-name="T2">Task-04 Feature Encoding &amp; Scaling</text:span><text:line-break/><text:span text:style-name="T3">Report</text:span></text:p>
      <text:p text:style-name="P4">Introduction:</text:p>
      <text:p text:style-name="P5"><text:span text:style-name="T6">In this task, basic feature engineering techniques were applied to a real-world dataset. Feature engineering is important because machine learning models cannot directly process raw categorical data or features with different numerical ranges. The Adult Income Dataset was used to perform encoding and scaling operations. The objective was to prepare the dataset in a suitable format for training machine learning models.</text:span><text:span text:style-name="T7"><text:s/></text:span></text:p>
      <text:p text:style-name="P8">Work Done In this Task:</text:p>
      <text:p text:style-name="P9">In this task,<text:s/>I have used<text:s/>the Adult Income Dataset<text:s/>and preprocessed<text:s/>to understand the basics of feature engineering in machine learning.<text:s/>I have Analyzed the dataset<text:s/>first<text:s/>and<text:s/>identified<text:s/>categorical and numerical<text:s/>features.<text:s/>Then I<text:s/>have appliedLabel<text:s/>Encoding to<text:s/>the target variable “income” because it contains an ordered relationship between<text:s/>low- and high-income<text:s/>categories.<text:s/>Also,<text:s/>One-HotEncoding was used to convert other categorical features into numerical<text:s/>forms<text:s/>without creating any false order among categories. After encoding,<text:s/>I have<text:s/>scaled using StandardScaler to bring all values into a similar range and improve model performance.<text:s/>Then I have compared<text:s/>the<text:s/>datasets before<text:s/>and after scaling to observe the effect of normalization on feature distributions. Finally,<text:s/>I have saved<text:s/>the fully processed dataset for future model training. This task helped<text:s/>me understand<text:s/>the importance of encoding, scaling, and proper data preparation in machine learning projects.</text:p>
      <text:p text:style-name="P10"/>
      <text:p text:style-name="P11">Conclusion:</text:p>
      <text:p text:style-name="P12"><text:span text:style-name="T13">This task helped in understanding the importance of data preprocessing in machine learning. Encoding and scaling are essential steps to improve model performance and accuracy. Completing this task provided practical experience in handling real-world datasets and preparing them for machine learning algorith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1-21T12:38:00Z</meta:creation-date>
    <dc:date>2026-01-21T12:38:00Z</dc:date>
    <meta:template xlink:href="Normal.dotm" xlink:type="simple"/>
    <meta:editing-cycles>1</meta:editing-cycles>
    <meta:editing-duration>PT0S</meta:editing-duration>
    <meta:document-statistic meta:page-count="1" meta:paragraph-count="3" meta:word-count="267" meta:character-count="1788" meta:row-count="12" meta:non-whitespace-character-count="1524"/>
  </office:meta>
</office:document-meta>
</file>